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inherit" svg:font-family="inherit"/>
    <style:font-face style:name="open sans" svg:font-family="'open sans', Helvetica, Arial, sans-serif"/>
    <style:font-face style:name="open sans condensed" svg:font-family="'open sans condensed', Helvetica, Arial, sans-serif"/>
  </office:font-face-decls>
  <office:automatic-styles>
    <style:style style:name="P1" style:family="paragraph" style:parent-style-name="Text_20_body">
      <style:paragraph-properties fo:margin-left="0cm" fo:margin-right="0cm" fo:margin-top="0cm" fo:margin-bottom="0.4cm" style:contextual-spacing="false" fo:orphans="2" fo:widows="2" fo:text-indent="0cm" style:auto-text-indent="false" fo:padding="0cm" fo:border="none"/>
      <style:text-properties fo:font-variant="normal" fo:text-transform="none" fo:color="#158466" loext:opacity="100%" style:font-name="open sans" fo:font-size="13.5pt" fo:letter-spacing="normal" fo:font-style="normal" fo:font-weight="normal" officeooo:paragraph-rsid="000be577"/>
    </style:style>
    <style:style style:name="P2" style:family="paragraph" style:parent-style-name="Text_20_body">
      <style:paragraph-properties fo:margin-left="0cm" fo:margin-right="0cm" fo:margin-top="0cm" fo:margin-bottom="0.4cm" style:contextual-spacing="false" fo:text-indent="0cm" style:auto-text-indent="false" fo:padding="0cm" fo:border="none"/>
      <style:text-properties fo:color="#00a933" loext:opacity="100%" style:font-name="inherit" fo:font-size="12pt" officeooo:paragraph-rsid="000be577" style:font-size-asian="12pt" style:font-size-complex="12pt" loext:padding="0cm" loext:border="none"/>
    </style:style>
    <style:style style:name="P3" style:family="paragraph" style:parent-style-name="Text_20_body">
      <style:paragraph-properties fo:margin-left="0cm" fo:margin-right="0cm" fo:margin-top="0cm" fo:margin-bottom="0.4cm" style:contextual-spacing="false" fo:text-indent="0cm" style:auto-text-indent="false" fo:padding="0cm" fo:border="none"/>
      <style:text-properties fo:color="#00a933" loext:opacity="100%" style:font-name="inherit" fo:font-size="14pt" style:font-size-asian="14pt" style:font-size-complex="14pt" loext:padding="0cm" loext:border="none"/>
    </style:style>
    <style:style style:name="P4" style:family="paragraph" style:parent-style-name="Text_20_body">
      <style:paragraph-properties fo:margin-left="0cm" fo:margin-right="0cm" fo:margin-top="0cm" fo:margin-bottom="0.4cm" style:contextual-spacing="false" fo:text-indent="0cm" style:auto-text-indent="false" fo:padding="0cm" fo:border="none"/>
      <style:text-properties fo:color="#00a933" loext:opacity="100%" style:font-name="inherit" fo:font-size="14pt" officeooo:paragraph-rsid="000be577" style:font-size-asian="14pt" style:font-size-complex="14pt" loext:padding="0cm" loext:border="none"/>
    </style:style>
    <style:style style:name="P5" style:family="paragraph" style:parent-style-name="Text_20_body">
      <style:paragraph-properties fo:margin-left="0cm" fo:margin-right="0cm" fo:margin-top="0cm" fo:margin-bottom="0.4cm" style:contextual-spacing="false" fo:text-indent="0cm" style:auto-text-indent="false" fo:padding="0cm" fo:border="none"/>
      <style:text-properties officeooo:paragraph-rsid="000be577"/>
    </style:style>
    <style:style style:name="P6" style:family="paragraph" style:parent-style-name="Heading_20_3">
      <style:paragraph-properties fo:margin-left="0cm" fo:margin-right="0cm" fo:margin-top="0cm" fo:margin-bottom="0.4cm" style:contextual-spacing="false" fo:orphans="2" fo:widows="2" fo:text-indent="0cm" style:auto-text-indent="false" fo:padding="0cm" fo:border="none"/>
      <style:text-properties fo:font-variant="normal" fo:text-transform="none" fo:color="#158466" loext:opacity="100%" style:font-name="open sans condensed" fo:font-size="18pt" fo:letter-spacing="normal" fo:font-style="normal" fo:font-weight="bold" style:font-size-asian="18pt" style:font-size-complex="18pt"/>
    </style:style>
    <style:style style:name="P7" style:family="paragraph" style:parent-style-name="Heading_20_3">
      <style:paragraph-properties fo:margin-left="0cm" fo:margin-right="1cm" fo:margin-top="0cm" fo:margin-bottom="0.4cm" style:contextual-spacing="false" fo:text-indent="0cm" style:auto-text-indent="false" fo:padding="0cm" fo:border="none"/>
      <style:text-properties fo:color="#158466" loext:opacity="100%" style:font-name="open sans condensed" fo:font-size="19.5pt" fo:font-weight="bold" loext:padding="0cm" loext:border="none"/>
    </style:style>
    <style:style style:name="P8" style:family="paragraph" style:parent-style-name="Heading_20_1">
      <style:text-properties officeooo:paragraph-rsid="000c0644"/>
    </style:style>
    <style:style style:name="T1" style:family="text">
      <style:text-properties style:font-name="open sans condensed" fo:font-size="19.5pt" fo:font-weight="bold" loext:padding="0cm" loext:border="none"/>
    </style:style>
    <style:style style:name="T2" style:family="text">
      <style:text-properties fo:font-size="13pt" style:font-size-asian="13pt" style:font-size-complex="13pt"/>
    </style:style>
    <style:style style:name="T3" style:family="text">
      <style:text-properties fo:color="#00a933" loext:opacity="100%" fo:font-size="13pt" style:font-size-asian="13pt" style:font-size-complex="13pt"/>
    </style:style>
    <style:style style:name="T4" style:family="text">
      <style:text-properties fo:color="#00a933" loext:opacity="100%" fo:font-size="14pt" style:font-size-asian="14pt" style:font-size-complex="14pt"/>
    </style:style>
    <style:style style:name="T5" style:family="text">
      <style:text-properties fo:font-variant="normal" fo:text-transform="none" fo:color="#158466" loext:opacity="100%" style:font-name="open sans condensed" fo:font-size="28pt" fo:letter-spacing="normal" fo:font-style="normal" fo:font-weight="bold" style:font-size-asian="28pt" style:font-size-complex="28pt"/>
    </style:style>
    <style:style style:name="T6" style:family="text">
      <style:text-properties fo:font-variant="normal" fo:text-transform="none" fo:color="#158466" loext:opacity="100%" style:font-name="open sans condensed" fo:letter-spacing="normal" fo:font-style="normal" fo:font-weight="bold"/>
    </style:style>
    <style:style style:name="T7" style:family="text">
      <style:text-properties fo:font-variant="normal" fo:text-transform="none" fo:color="#158466" loext:opacity="100%" style:font-name="open sans condensed" fo:font-size="26pt" fo:letter-spacing="normal" fo:font-style="normal" fo:font-weight="bold" style:font-size-asian="26pt" style:font-size-complex="26pt"/>
    </style:style>
    <style:style style:name="T8" style:family="text">
      <style:text-properties fo:font-variant="normal" fo:text-transform="none" fo:color="#158466" loext:opacity="100%" style:font-name="open sans condensed" fo:font-size="26pt" fo:letter-spacing="normal" fo:font-style="normal" fo:font-weight="bold" officeooo:rsid="000c0644" style:font-size-asian="26pt" style:font-size-complex="2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span text:style-name="T8">5</text:span><text:span text:style-name="T7"> Ways to Protect Yourself From Hackers</text:span> </text:h>
      <text:h text:style-name="P6" text:outline-level="3">1. Don’t access personal or financial data with public Wi-Fi.</text:h>
      <text:p text:style-name="P1"><text:span text:style-name="T4">This may seem like a no-brainer, but you’d be surprised how many people check their bank accounts or make purchases with a credit card while using public Wi-Fi. It’s best to do those things on a secure connection.</text:span><text:span text:style-name="T1"><text:line-break/>2. Turn off anything you don’t need.</text:span></text:p>
      <text:p text:style-name="P3">Hackers can use certain features on your phone to get at your information, location or connection. So, instead of keeping your GPS, wireless connection and geo-tracking on all the time, just turn them on when you need them.</text:p>
      <text:h text:style-name="P7" text:outline-level="3">3. Choose your apps wisely.</text:h>
      <text:p text:style-name="P3">Only download apps from trustworthy sources that have established a good reputation. Make sure you update your software and apps regularly and get rid of old apps you don’t use.</text:p>
      <text:h text:style-name="P7" text:outline-level="3">4. Use a password, lock code or encryption.</text:h>
      <text:p text:style-name="P3">Consider managing your passwords via a reputable encrypted password manager such as dashlane.com. Make sure your passwords are at least eight characters long, with a mix of upper and lower case, and include numbers or other characters, and never use the browser auto-complete feature for passwords. You can use the storage encryption feature on your phone to protect your private data, and set your screen to timeout after five minutes or less.</text:p>
      <text:h text:style-name="P7" text:outline-level="3">5. Be sceptical about links and attachments.</text:h>
      <text:p text:style-name="P4">Phishing is one of the most common forms of cybercrime. Cybercriminals attempt to steal your information by sending fake messages. If you’re not sure about the source, don’t use the link or open the attachment.</text:p>
      <text:p text:style-name="P5"><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inherit" svg:font-family="inherit"/>
    <style:font-face style:name="open sans" svg:font-family="'open sans', Helvetica, Arial, sans-serif"/>
    <style:font-face style:name="open sans condensed" svg:font-family="'open sans condensed',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5T15:56:23.498000000</meta:creation-date>
    <dc:date>2023-10-05T19:53:15.393000000</dc:date>
    <meta:editing-duration>PT36M5S</meta:editing-duration>
    <meta:editing-cycles>2</meta:editing-cycles>
    <meta:generator>LibreOffice/7.5.5.2$Windows_X86_64 LibreOffice_project/ca8fe7424262805f223b9a2334bc7181abbcbf5e</meta:generator>
    <meta:document-statistic meta:table-count="0" meta:image-count="0" meta:object-count="0" meta:page-count="2" meta:paragraph-count="10" meta:word-count="257" meta:character-count="1519" meta:non-whitespace-character-count="1271"/>
  </office:meta>
</office:document-meta>
</file>